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uclear energy</text:p>
      <text:p text:style-name="Standard">Nuclear power, the use of sustained nuclear fission or nuclear fusion to generate heat and electricity<text:line-break/>Nuclear binding energy, the energy needed to fuse or split a nucleus of an atom<text:line-break/>Nuclear potential energy, the potential energy of the particles inside an atomic nucleus<text:line-break/>Nuclear Energy (sculpture), a bronze sculpture by Henry Moore in the University of Chicag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2" meta:word-count="60" meta:character-count="376" meta:non-whitespace-character-count="318"/>
    <meta:user-defined meta:name="AppVersion">14.0000</meta:user-defined>
    <meta:template xlink:type="simple" xlink:actuate="onRequest" xlink:title="Normal.dotm" xlink:href=""/>
  </office:meta>
</office:document-meta>
</file>